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bc7" officeooo:paragraph-rsid="00084b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o ascensao ascensao <text:s/>graca</text:p>
      <text:p text:style-name="P1">ascensao ascensao ascensao ##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5:17:09.985258638</meta:creation-date>
    <dc:date>2024-09-14T15:18:24.926129832</dc:date>
    <meta:editing-duration>PT1M16S</meta:editing-duration>
    <meta:editing-cycles>1</meta:editing-cycles>
    <meta:document-statistic meta:table-count="0" meta:image-count="0" meta:object-count="0" meta:page-count="1" meta:paragraph-count="2" meta:word-count="8" meta:character-count="57" meta:non-whitespace-character-count="50"/>
    <meta:generator>LibreOffice/7.3.7.2$Linux_X86_64 LibreOffice_project/30$Build-2</meta:generator>
  </office:meta>
</office:document-meta>
</file>